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Heading_20_2">
      <style:text-properties officeooo:paragraph-rsid="0020d782"/>
    </style:style>
    <style:style style:name="P2"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3" style:family="paragraph" style:parent-style-name="Body">
      <style:text-properties fo:color="#000000" fo:language="en" fo:country="US" fo:font-style="normal" officeooo:rsid="000c2da7" officeooo:paragraph-rsid="00125ee3" style:font-style-asian="normal" style:language-complex="ar" style:country-complex="SA" style:font-style-complex="normal"/>
    </style:style>
    <style:style style:name="P4" style:family="paragraph" style:parent-style-name="Body">
      <style:text-properties fo:color="#000000" fo:language="en" fo:country="US" fo:font-style="normal" officeooo:rsid="000c2da7" officeooo:paragraph-rsid="000c2da7" style:font-style-asian="normal" style:language-complex="ar" style:country-complex="SA" style:font-style-complex="normal"/>
    </style:style>
    <style:style style:name="P5" style:family="paragraph" style:parent-style-name="Standard">
      <style:text-properties fo:color="#000000" fo:language="en" fo:country="US" fo:font-style="normal" officeooo:rsid="001a97fe" officeooo:paragraph-rsid="0011d469" style:font-style-asian="normal" style:language-complex="ar" style:country-complex="SA" style:font-style-complex="normal"/>
    </style:style>
    <style:style style:name="P6" style:family="paragraph" style:parent-style-name="Body">
      <style:text-properties fo:color="#000000" fo:language="en" fo:country="US" fo:font-style="normal" officeooo:rsid="001a97fe" officeooo:paragraph-rsid="0011d469" style:font-style-asian="normal" style:language-complex="ar" style:country-complex="SA" style:font-style-complex="normal"/>
    </style:style>
    <style:style style:name="P7" style:family="paragraph" style:parent-style-name="Body">
      <style:text-properties fo:color="#000000" fo:language="en" fo:country="US" fo:font-style="italic" officeooo:rsid="000c2da7" officeooo:paragraph-rsid="000c2da7" style:font-style-asian="italic" style:language-complex="ar" style:country-complex="SA" style:font-style-complex="italic"/>
    </style:style>
    <style:style style:name="P8" style:family="paragraph" style:parent-style-name="Preformatted_20_Text">
      <style:text-properties officeooo:paragraph-rsid="0009c6ce"/>
    </style:style>
    <style:style style:name="P9" style:family="paragraph" style:parent-style-name="Preformatted_20_Text">
      <style:text-properties officeooo:paragraph-rsid="000c2da7"/>
    </style:style>
    <style:style style:name="P10" style:family="paragraph" style:parent-style-name="Standard">
      <style:paragraph-properties fo:margin-top="0.111in" fo:margin-bottom="0in" loext:contextual-spacing="false"/>
    </style:style>
    <style:style style:name="P11" style:family="paragraph" style:parent-style-name="Body">
      <style:text-properties fo:color="#000000" fo:language="en" fo:country="US" fo:font-style="normal" style:font-style-asian="normal" style:language-complex="ar" style:country-complex="SA" style:font-style-complex="normal"/>
    </style:style>
    <style:style style:name="P12"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13" style:family="paragraph" style:parent-style-name="Body">
      <style:text-properties fo:language="en" fo:country="US" style:language-complex="ar" style:country-complex="SA"/>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Body">
      <style:paragraph-properties fo:orphans="2" fo:widows="2" style:writing-mode="lr-tb"/>
    </style:style>
    <style:style style:name="P1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9" style:family="paragraph" style:parent-style-name="CellBody">
      <style:paragraph-properties fo:keep-with-next="always" style:snap-to-layout-grid="false"/>
      <style:text-properties fo:language="en" fo:country="US" style:language-complex="ar" style:country-complex="SA"/>
    </style:style>
    <style:style style:name="P20" style:family="paragraph" style:parent-style-name="Abstract">
      <style:text-properties fo:font-size="16pt" fo:language="en" fo:country="US" fo:font-weight="bold" style:font-size-asian="16pt" style:font-weight-asian="bold" style:language-complex="ar" style:country-complex="SA"/>
    </style:style>
    <style:style style:name="P21" style:family="paragraph" style:parent-style-name="Abstract">
      <style:text-properties fo:language="en" fo:country="US" style:language-complex="ar" style:country-complex="SA"/>
    </style:style>
    <style:style style:name="P22" style:family="paragraph" style:parent-style-name="CellBody">
      <style:text-properties fo:language="en" fo:country="US"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CellBody">
      <style:paragraph-properties style:snap-to-layout-grid="false"/>
      <style:text-properties fo:language="en" fo:country="US" officeooo:rsid="0009c6ce" officeooo:paragraph-rsid="0009c6ce" style:language-complex="ar" style:country-complex="SA"/>
    </style:style>
    <style:style style:name="P25" style:family="paragraph" style:parent-style-name="CellBody">
      <style:text-properties fo:language="en" fo:country="US" officeooo:rsid="0009c6ce" officeooo:paragraph-rsid="0009c6ce" style:language-complex="ar" style:country-complex="SA"/>
    </style:style>
    <style:style style:name="P26" style:family="paragraph" style:parent-style-name="CellBody">
      <style:text-properties fo:language="en" fo:country="US" officeooo:rsid="001d2df5" officeooo:paragraph-rsid="0009c6ce" style:language-complex="ar" style:country-complex="SA"/>
    </style:style>
    <style:style style:name="P27" style:family="paragraph" style:parent-style-name="CellBody">
      <style:text-properties fo:language="en" fo:country="US" officeooo:rsid="000dba0c" officeooo:paragraph-rsid="000dba0c" style:language-complex="ar" style:country-complex="SA"/>
    </style:style>
    <style:style style:name="P28" style:family="paragraph" style:parent-style-name="Document_20_Title">
      <style:text-properties fo:language="en" fo:country="US" style:language-complex="ar" style:country-complex="SA"/>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32"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33" style:family="paragraph" style:parent-style-name="Preformatted_20_Text">
      <style:text-properties fo:color="#000000" fo:language="en" fo:country="US" fo:font-style="normal" style:font-style-asian="normal" style:language-complex="ar" style:country-complex="SA" style:font-style-complex="normal"/>
    </style:style>
    <style:style style:name="P34" style:family="paragraph" style:parent-style-name="Preformatted_20_Text">
      <style:paragraph-properties fo:margin-top="0in" fo:margin-bottom="0.1965in" loext:contextual-spacing="false"/>
    </style:style>
    <style:style style:name="P35"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36" style:family="paragraph" style:parent-style-name="Code_20_Snipet">
      <style:paragraph-properties fo:margin-top="0.0028in" fo:margin-bottom="0.0028in" loext:contextual-spacing="false" fo:line-height="100%" fo:text-align="start" style:justify-single-word="false"/>
    </style:style>
    <style:style style:name="P3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9" style:family="paragraph" style:parent-style-name="Heading_20_1">
      <style:text-properties fo:language="en" fo:country="US" style:language-complex="ar" style:country-complex="SA"/>
    </style:style>
    <style:style style:name="P40" style:family="paragraph" style:parent-style-name="Heading_20_1">
      <style:paragraph-properties fo:break-before="page"/>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officeooo:paragraph-rsid="0020d782"/>
    </style:style>
    <style:style style:name="P43" style:family="paragraph" style:parent-style-name="Body">
      <style:text-properties fo:language="en" fo:country="US" style:language-complex="ar" style:country-complex="SA"/>
    </style:style>
    <style:style style:name="P44" style:family="paragraph" style:parent-style-name="Body" style:list-style-name="L1">
      <style:text-properties fo:language="en" fo:country="US" style:language-complex="ar" style:country-complex="SA"/>
    </style:style>
    <style:style style:name="P45" style:family="paragraph" style:parent-style-name="Body" style:list-style-name="L2">
      <style:text-properties fo:language="en" fo:country="US" style:language-complex="ar" style:country-complex="SA"/>
    </style:style>
    <style:style style:name="P46" style:family="paragraph" style:parent-style-name="Body" style:list-style-name="L3">
      <style:paragraph-properties fo:text-align="start" style:justify-single-word="false"/>
      <style:text-properties fo:language="en" fo:country="US" style:language-complex="ar" style:country-complex="SA"/>
    </style:style>
    <style:style style:name="P47" style:family="paragraph" style:parent-style-name="Body">
      <style:text-properties fo:language="en" fo:country="US" officeooo:rsid="0017b0bb" officeooo:paragraph-rsid="0017b0bb" style:language-complex="ar" style:country-complex="SA"/>
    </style:style>
    <style:style style:name="P48" style:family="paragraph" style:parent-style-name="Body">
      <style:text-properties fo:language="en" fo:country="US" officeooo:rsid="00181fec" officeooo:paragraph-rsid="00181fec" style:language-complex="ar" style:country-complex="SA"/>
    </style:style>
    <style:style style:name="P49" style:family="paragraph" style:parent-style-name="Body" style:list-style-name="L4">
      <style:paragraph-properties fo:text-align="start" style:justify-single-word="false"/>
    </style:style>
    <style:style style:name="P50"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51" style:family="paragraph" style:parent-style-name="Body">
      <style:text-properties fo:color="#000000" fo:language="en" fo:country="US" fo:font-style="normal" officeooo:rsid="001a97fe" officeooo:paragraph-rsid="0011d469" style:font-style-asian="normal" style:language-complex="ar" style:country-complex="SA" style:font-style-complex="normal"/>
    </style:style>
    <style:style style:name="P52" style:family="paragraph" style:parent-style-name="Body">
      <style:text-properties fo:color="#000000" fo:language="en" fo:country="US" fo:font-style="normal" officeooo:rsid="000c2da7" officeooo:paragraph-rsid="00125ee3" style:font-style-asian="normal" style:language-complex="ar" style:country-complex="SA" style:font-style-complex="normal"/>
    </style:style>
    <style:style style:name="P53" style:family="paragraph" style:parent-style-name="Body">
      <style:text-properties fo:color="#000000" fo:language="en" fo:country="US" fo:font-style="normal" officeooo:rsid="000c2da7" officeooo:paragraph-rsid="000c2da7" style:font-style-asian="normal" style:language-complex="ar" style:country-complex="SA" style:font-style-complex="normal"/>
    </style:style>
    <style:style style:name="P54" style:family="paragraph" style:parent-style-name="Body">
      <style:text-properties fo:color="#000000" fo:language="en" fo:country="US" fo:font-style="italic" officeooo:rsid="000c2da7" officeooo:paragraph-rsid="000c2da7" style:font-style-asian="italic" style:language-complex="ar" style:country-complex="SA" style:font-style-complex="italic"/>
    </style:style>
    <style:style style:name="P55" style:family="paragraph" style:parent-style-name="Body">
      <style:text-properties officeooo:rsid="001c0a7f" officeooo:paragraph-rsid="001c0a7f"/>
    </style:style>
    <style:style style:name="P56" style:family="paragraph" style:parent-style-name="Body" style:list-style-name="L5">
      <style:text-properties officeooo:rsid="001c0a7f" officeooo:paragraph-rsid="001c0a7f"/>
    </style:style>
    <style:style style:name="P57" style:family="paragraph" style:parent-style-name="Body">
      <style:text-properties officeooo:rsid="001d9190" officeooo:paragraph-rsid="001d9190"/>
    </style:style>
    <style:style style:name="P58" style:family="paragraph" style:parent-style-name="Body">
      <style:text-properties officeooo:rsid="001d9190" officeooo:paragraph-rsid="001f5c0d"/>
    </style:style>
    <style:style style:name="P59" style:family="paragraph" style:parent-style-name="Body">
      <style:text-properties officeooo:rsid="001d9190" officeooo:paragraph-rsid="0023c3f3"/>
    </style:style>
    <style:style style:name="P60" style:family="paragraph" style:parent-style-name="Body">
      <style:text-properties officeooo:rsid="001f5c0d" officeooo:paragraph-rsid="001f5c0d"/>
    </style:style>
    <style:style style:name="P61" style:family="paragraph" style:parent-style-name="Body">
      <style:text-properties officeooo:rsid="0023c3f3" officeooo:paragraph-rsid="0023c3f3"/>
    </style:style>
    <style:style style:name="P6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3" style:family="paragraph" style:parent-style-name="Standard">
      <style:text-properties fo:language="en" fo:country="US" style:language-complex="ar" style:country-complex="SA"/>
    </style:style>
    <style:style style:name="P64" style:family="paragraph" style:parent-style-name="Standard">
      <style:text-properties fo:color="#000000" fo:language="en" fo:country="US" fo:font-style="normal" officeooo:rsid="001a97fe" officeooo:paragraph-rsid="0011d469" style:font-style-asian="normal" style:language-complex="ar" style:country-complex="SA" style:font-style-complex="normal"/>
    </style:style>
    <style:style style:name="P65" style:family="paragraph" style:parent-style-name="Standard">
      <style:paragraph-properties fo:margin-left="0in" fo:margin-right="0in" fo:text-align="start" style:justify-single-word="false" fo:text-indent="0in" style:auto-text-indent="false"/>
    </style:style>
    <style:style style:name="P66"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67" style:family="paragraph" style:parent-style-name="CellBody">
      <style:paragraph-properties style:snap-to-layout-grid="false"/>
      <style:text-properties fo:language="en" fo:country="US" officeooo:rsid="00191db0" officeooo:paragraph-rsid="00191db0" style:language-complex="ar" style:country-complex="SA"/>
    </style:style>
    <style:style style:name="P68" style:family="paragraph" style:parent-style-name="CellBody">
      <style:text-properties fo:language="en" fo:country="US" officeooo:rsid="00191db0" officeooo:paragraph-rsid="00191db0" style:language-complex="ar" style:country-complex="SA"/>
    </style:style>
    <style:style style:name="P69" style:family="paragraph" style:parent-style-name="Definition_20_Term">
      <style:text-properties fo:language="en" fo:country="US" style:language-complex="ar" style:country-complex="SA"/>
    </style:style>
    <style:style style:name="P70" style:family="paragraph" style:parent-style-name="Preformatted_20_Text">
      <style:text-properties officeooo:paragraph-rsid="0009c6ce"/>
    </style:style>
    <style:style style:name="P71" style:family="paragraph" style:parent-style-name="Preformatted_20_Text">
      <style:text-properties officeooo:paragraph-rsid="000c2da7"/>
    </style:style>
    <style:style style:name="T1" style:family="text">
      <style:text-properties officeooo:rsid="001c0a7f"/>
    </style:style>
    <style:style style:name="T2" style:family="text">
      <style:text-properties officeooo:rsid="000abef7"/>
    </style:style>
    <style:style style:name="T3" style:family="text">
      <style:text-properties fo:font-style="italic" officeooo:rsid="000abef7" style:font-style-asian="italic" style:font-style-complex="italic"/>
    </style:style>
    <style:style style:name="T4" style:family="text">
      <style:text-properties style:font-name="Courier New1" officeooo:rsid="000abef7"/>
    </style:style>
    <style:style style:name="T5" style:family="text">
      <style:text-properties style:font-name="Courier New1" officeooo:rsid="0011d469"/>
    </style:style>
    <style:style style:name="T6" style:family="text">
      <style:text-properties style:font-name="Courier New1"/>
    </style:style>
    <style:style style:name="T7" style:family="text">
      <style:text-properties style:font-name="Courier New1" officeooo:rsid="00125ee3"/>
    </style:style>
    <style:style style:name="T8" style:family="text">
      <style:text-properties officeooo:rsid="00125ee3"/>
    </style:style>
    <style:style style:name="T9" style:family="text">
      <style:text-properties style:font-name="Courier New1" officeooo:rsid="0013df59"/>
    </style:style>
    <style:style style:name="T10" style:family="text">
      <style:text-properties style:font-name="Courier New1" officeooo:rsid="0015a8a4"/>
    </style:style>
    <style:style style:name="T11" style:family="text">
      <style:text-properties fo:font-style="italic" style:font-style-asian="italic" style:font-style-complex="italic"/>
    </style:style>
    <style:style style:name="T12" style:family="text">
      <style:text-properties officeooo:rsid="0015a8a4"/>
    </style:style>
    <style:style style:name="T13" style:family="text">
      <style:text-properties officeooo:rsid="000c2da7"/>
    </style:style>
    <style:style style:name="T14" style:family="text">
      <style:text-properties style:font-name="Courier New2"/>
    </style:style>
    <style:style style:name="T15" style:family="text">
      <style:text-properties style:font-name="Courier New2" fo:language="en" fo:country="US" style:language-complex="ar" style:country-complex="SA"/>
    </style:style>
    <style:style style:name="T16" style:family="text">
      <style:text-properties fo:language="en" fo:country="US" style:language-complex="ar" style:country-complex="SA"/>
    </style:style>
    <style:style style:name="T17" style:family="text">
      <style:text-properties fo:font-size="14pt" fo:font-weight="normal"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style:font-name="Courier New"/>
    </style:style>
    <style:style style:name="T20" style:family="text">
      <style:text-properties style:font-name="Proforma" fo:font-size="9pt" fo:language="en" fo:country="US" style:language-complex="ar" style:country-complex="SA"/>
    </style:style>
    <style:style style:name="T21" style:family="text">
      <style:text-properties fo:font-style="italic" style:font-style-asian="italic" style:font-style-complex="italic"/>
    </style:style>
    <style:style style:name="T22" style:family="text">
      <style:text-properties fo:font-style="italic" officeooo:rsid="000abef7" style:font-style-asian="italic" style:font-style-complex="italic"/>
    </style:style>
    <style:style style:name="T23" style:family="text">
      <style:text-properties style:text-position="super 58%"/>
    </style:style>
    <style:style style:name="T24" style:family="text">
      <style:text-properties officeooo:rsid="000c2da7"/>
    </style:style>
    <style:style style:name="T25" style:family="text">
      <style:text-properties style:font-name="Courier New1"/>
    </style:style>
    <style:style style:name="T26" style:family="text">
      <style:text-properties style:font-name="Courier New1" officeooo:rsid="000abef7"/>
    </style:style>
    <style:style style:name="T27" style:family="text">
      <style:text-properties style:font-name="Courier New1" officeooo:rsid="0011d469"/>
    </style:style>
    <style:style style:name="T28" style:family="text">
      <style:text-properties style:font-name="Courier New1" officeooo:rsid="00125ee3"/>
    </style:style>
    <style:style style:name="T29" style:family="text">
      <style:text-properties style:font-name="Courier New1" officeooo:rsid="0013df59"/>
    </style:style>
    <style:style style:name="T30" style:family="text">
      <style:text-properties style:font-name="Courier New1" officeooo:rsid="0015a8a4"/>
    </style:style>
    <style:style style:name="T31" style:family="text">
      <style:text-properties officeooo:rsid="000abef7"/>
    </style:style>
    <style:style style:name="T32" style:family="text">
      <style:text-properties officeooo:rsid="00125ee3"/>
    </style:style>
    <style:style style:name="T33" style:family="text">
      <style:text-properties officeooo:rsid="0015a8a4"/>
    </style:style>
    <style:style style:name="T34" style:family="text">
      <style:text-properties fo:color="#000000" style:font-name="Monaco" fo:font-size="11pt" style:font-size-asian="11pt"/>
    </style:style>
    <style:style style:name="T35" style:family="text">
      <style:text-properties fo:color="#3f7f5f" style:font-name="Monaco" fo:font-size="11pt" style:font-size-asian="11pt"/>
    </style:style>
    <style:style style:name="T36" style:family="text">
      <style:text-properties fo:color="#3f7f5f" style:font-name="Monaco" fo:font-size="11pt" officeooo:rsid="00181fec" style:font-size-asian="11pt"/>
    </style:style>
    <style:style style:name="T37" style:family="text">
      <style:text-properties fo:color="#3f7f5f" style:font-name="Monaco" fo:font-size="11pt" officeooo:rsid="001a52b0" style:font-size-asian="11pt"/>
    </style:style>
    <style:style style:name="T38" style:family="text">
      <style:text-properties fo:color="#3f7f5f" style:font-name="Monaco" fo:font-size="11pt" style:text-underline-style="solid" style:text-underline-width="auto" style:text-underline-color="font-color" style:font-size-asian="11pt"/>
    </style:style>
    <style:style style:name="T39" style:family="text">
      <style:text-properties fo:color="#646464" style:font-name="Monaco" fo:font-size="11pt" style:font-size-asian="11pt"/>
    </style:style>
    <style:style style:name="T40" style:family="text">
      <style:text-properties fo:color="#2a00ff" style:font-name="Monaco" fo:font-size="11pt" style:font-size-asian="11pt"/>
    </style:style>
    <style:style style:name="T41" style:family="text">
      <style:text-properties fo:color="#7f0055" style:font-name="Monaco" fo:font-size="11pt" fo:font-weight="bold" style:font-size-asian="11pt" style:font-weight-asian="bold"/>
    </style:style>
    <style:style style:name="T42" style:family="text">
      <style:text-properties fo:color="#0000c0" style:font-name="Monaco" fo:font-size="11pt" style:text-underline-style="solid" style:text-underline-width="auto" style:text-underline-color="font-color" style:font-size-asian="11pt"/>
    </style:style>
    <style:style style:name="T43" style:family="text">
      <style:text-properties fo:color="#0000c0" style:font-name="Monaco" fo:font-size="11pt" style:font-size-asian="11pt"/>
    </style:style>
    <style:style style:name="T44" style:family="text">
      <style:text-properties fo:color="#0000c0" style:font-name="Monaco" fo:font-size="11pt" fo:font-style="italic" fo:font-weight="bold" style:font-size-asian="11pt" style:font-style-asian="italic" style:font-weight-asian="bold"/>
    </style:style>
    <style:style style:name="T45" style:family="text">
      <style:text-properties fo:color="#6a3e3e" style:font-name="Monaco" fo:font-size="11pt" style:font-size-asian="11pt"/>
    </style:style>
    <style:style style:name="T46" style:family="text">
      <style:text-properties fo:color="#3f5fbf" style:font-name="Monaco" fo:font-size="11pt" style:font-size-asian="11pt"/>
    </style:style>
    <style:style style:name="T47" style:family="text">
      <style:text-properties officeooo:rsid="0017b0bb"/>
    </style:style>
    <style:style style:name="T48" style:family="text">
      <style:text-properties officeooo:rsid="00181fec"/>
    </style:style>
    <style:style style:name="T49" style:family="text">
      <style:text-properties style:text-position="0% 100%"/>
    </style:style>
    <style:style style:name="T50" style:family="text">
      <style:text-properties officeooo:rsid="0019cec4"/>
    </style:style>
    <style:style style:name="T51" style:family="text">
      <style:text-properties officeooo:rsid="001c0a7f"/>
    </style:style>
    <style:style style:name="T52" style:family="text">
      <style:text-properties officeooo:rsid="001d9190"/>
    </style:style>
    <style:style style:name="T53" style:family="text">
      <style:text-properties officeooo:rsid="001f5c0d"/>
    </style:style>
    <style:style style:name="T54" style:family="text">
      <style:text-properties officeooo:rsid="0022c160"/>
    </style:style>
    <style:style style:name="T55" style:family="text">
      <style:text-properties officeooo:rsid="0023c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changed-region xml:id="ct140295650963456" text:id="ct140295650963456">
          <text:insertion>
            <office:change-info>
              <dc:creator>Raymond Augé</dc:creator>
              <dc:date>2016-06-27T09:45:00</dc:date>
            </office:change-info>
          </text:insertion>
        </text:changed-region>
        <text:changed-region xml:id="ct140295649839904" text:id="ct140295649839904">
          <text:insertion>
            <office:change-info>
              <dc:creator>Raymond Augé</dc:creator>
              <dc:date>2016-06-27T09:45:00</dc:date>
            </office:change-info>
          </text:insertion>
        </text:changed-region>
        <text:changed-region xml:id="ct140295650967536" text:id="ct140295650967536">
          <text:insertion>
            <office:change-info>
              <dc:creator>Raymond Augé</dc:creator>
              <dc:date>2016-06-27T10:19:00</dc:date>
            </office:change-info>
          </text:insertion>
        </text:changed-region>
        <text:changed-region xml:id="ct140295650967168" text:id="ct140295650967168">
          <text:insertion>
            <office:change-info>
              <dc:creator>Raymond Augé</dc:creator>
              <dc:date>2016-06-27T10:20:00</dc:date>
            </office:change-info>
          </text:insertion>
        </text:changed-region>
        <text:changed-region xml:id="ct140295749946784" text:id="ct140295749946784">
          <text:insertion>
            <office:change-info>
              <dc:creator>BJ Hargrave</dc:creator>
              <dc:date>2016-09-05T15:47:00</dc:date>
            </office:change-info>
          </text:insertion>
        </text:changed-region>
        <text:changed-region xml:id="ct140295747076192" text:id="ct140295747076192">
          <text:insertion>
            <office:change-info>
              <dc:creator>BJ Hargrave</dc:creator>
              <dc:date>2016-09-05T15:48:00</dc:date>
            </office:change-info>
          </text:insertion>
        </text:changed-region>
        <text:changed-region xml:id="ct140295748901248" text:id="ct140295748901248">
          <text:insertion>
            <office:change-info>
              <dc:creator>BJ Hargrave</dc:creator>
              <dc:date>2016-09-05T15:48:00</dc:date>
            </office:change-info>
          </text:insertion>
        </text:changed-region>
        <text:changed-region xml:id="ct140295719923216" text:id="ct140295719923216">
          <text:insertion>
            <office:change-info>
              <dc:creator>BJ Hargrave</dc:creator>
              <dc:date>2016-09-05T15:36:00</dc:date>
            </office:change-info>
          </text:insertion>
        </text:changed-region>
        <text:changed-region xml:id="ct140295701349856" text:id="ct140295701349856">
          <text:insertion>
            <office:change-info>
              <dc:creator>BJ Hargrave</dc:creator>
              <dc:date>2016-09-05T15:35:00</dc:date>
            </office:change-info>
          </text:insertion>
        </text:changed-region>
        <text:changed-region xml:id="ct140295720398192" text:id="ct140295720398192">
          <text:insertion>
            <office:change-info>
              <dc:creator>BJ Hargrave</dc:creator>
              <dc:date>2016-09-05T15:36:00</dc:date>
            </office:change-info>
          </text:insertion>
        </text:changed-region>
        <text:changed-region xml:id="ct140295720030864" text:id="ct140295720030864">
          <text:insertion>
            <office:change-info>
              <dc:creator>BJ Hargrave</dc:creator>
              <dc:date>2016-09-05T15:37:00</dc:date>
            </office:change-info>
          </text:insertion>
        </text:changed-region>
        <text:changed-region xml:id="ct140295724932288" text:id="ct140295724932288">
          <text:insertion>
            <office:change-info>
              <dc:creator>BJ Hargrave</dc:creator>
              <dc:date>2016-09-05T15:38:00</dc:date>
            </office:change-info>
          </text:insertion>
        </text:changed-region>
        <text:changed-region xml:id="ct140295728663744" text:id="ct140295728663744">
          <text:insertion>
            <office:change-info>
              <dc:creator>BJ Hargrave</dc:creator>
              <dc:date>2016-09-05T15:39:00</dc:date>
            </office:change-info>
          </text:insertion>
        </text:changed-region>
        <text:changed-region xml:id="ct140295731378000" text:id="ct140295731378000">
          <text:insertion>
            <office:change-info>
              <dc:creator>BJ Hargrave</dc:creator>
              <dc:date>2016-09-05T15:40:00</dc:date>
            </office:change-info>
          </text:insertion>
        </text:changed-region>
        <text:changed-region xml:id="ct140295756334048" text:id="ct140295756334048">
          <text:insertion>
            <office:change-info>
              <dc:creator>BJ Hargrave</dc:creator>
              <dc:date>2016-09-05T17:50:00</dc:date>
            </office:change-info>
          </text:insertion>
        </text:changed-region>
        <text:changed-region xml:id="ct140295758499632" text:id="ct140295758499632">
          <text:insertion>
            <office:change-info>
              <dc:creator>BJ Hargrave</dc:creator>
              <dc:date>2016-09-05T17:51:00</dc:date>
            </office:change-info>
          </text:insertion>
        </text:changed-region>
        <text:changed-region xml:id="ct140295736202304" text:id="ct140295736202304">
          <text:insertion>
            <office:change-info>
              <dc:creator>BJ Hargrave</dc:creator>
              <dc:date>2016-09-05T15:41:00</dc:date>
            </office:change-info>
          </text:insertion>
        </text:changed-region>
        <text:changed-region xml:id="ct140295738543824" text:id="ct140295738543824">
          <text:insertion>
            <office:change-info>
              <dc:creator>BJ Hargrave</dc:creator>
              <dc:date>2016-09-05T15:42:00</dc:date>
            </office:change-info>
          </text:insertion>
        </text:changed-region>
        <text:changed-region xml:id="ct140295742187696" text:id="ct140295742187696">
          <text:insertion>
            <office:change-info>
              <dc:creator>BJ Hargrave</dc:creator>
              <dc:date>2016-09-05T15:43:00</dc:date>
            </office:change-info>
          </text:insertion>
        </text:changed-region>
        <text:changed-region xml:id="ct140295649499344" text:id="ct140295649499344">
          <text:insertion>
            <office:change-info>
              <dc:creator>BJ Hargrave</dc:creator>
              <dc:date>2016-09-05T15:34:00</dc:date>
            </office:change-info>
          </text:insertion>
        </text:changed-region>
        <text:changed-region xml:id="ct140295700471056" text:id="ct140295700471056">
          <text:insertion>
            <office:change-info>
              <dc:creator>BJ Hargrave</dc:creator>
              <dc:date>2016-09-05T15:35:00</dc:date>
            </office:change-info>
          </text:insertion>
        </text:changed-region>
        <text:changed-region xml:id="ct140295817089648" text:id="ct140295817089648">
          <text:insertion>
            <office:change-info>
              <dc:creator>BJ Hargrave</dc:creator>
              <dc:date>2016-09-05T18:40:00</dc:date>
            </office:change-info>
          </text:insertion>
        </text:changed-region>
        <text:changed-region xml:id="ct140295753250144" text:id="ct140295753250144">
          <text:deletion>
            <office:change-info>
              <dc:creator>BJ Hargrave</dc:creator>
              <dc:date>2016-09-05T18:16:00</dc:date>
            </office:change-info>
            <text:h text:style-name="P1" text:outline-level="2"><text:span text:style-name="T1">Mapped Field Injection</text:span></text:h>
          </text:deletion>
        </text:changed-region>
        <text:changed-region xml:id="ct140295753240096" text:id="ct140295753240096">
          <text:insertion>
            <office:change-info>
              <dc:creator>BJ Hargrave</dc:creator>
              <dc:date>2016-09-05T18:16:00</dc:date>
            </office:change-info>
          </text:insertion>
        </text:changed-region>
        <text:changed-region xml:id="ct140295761971984" text:id="ct140295761971984">
          <text:insertion>
            <office:change-info>
              <dc:creator>BJ Hargrave</dc:creator>
              <dc:date>2016-09-05T18:17:00</dc:date>
            </office:change-info>
          </text:insertion>
        </text:changed-region>
        <text:changed-region xml:id="ct140295766697616" text:id="ct140295766697616">
          <text:insertion>
            <office:change-info>
              <dc:creator>BJ Hargrave</dc:creator>
              <dc:date>2016-09-05T18:18:00</dc:date>
            </office:change-info>
          </text:insertion>
        </text:changed-region>
        <text:changed-region xml:id="ct140295650006976" text:id="ct140295650006976">
          <text:deletion>
            <office:change-info>
              <dc:creator>BJ Hargrave</dc:creator>
              <dc:date>2016-09-05T18:54:00</dc:date>
            </office:change-info>
            <text:p text:style-name="P2"><text:span text:style-name="T2">The </text:span><text:span text:style-name="T3">component</text:span><text:span text:style-name="T2"> element will define a </text:span><text:span text:style-name="T4">key-</text:span><text:span text:style-name="T5">p</text:span><text:span text:style-name="T4">roperty</text:span><text:span text:style-name="T2"> attribute which, when the field strategy is being used, triggers mapping. The value of the attribute is the name of a service property which must exist in the targeted services’ properties. This property will enrich the target filter with it’s </text:span><text:span text:style-name="T3">existence</text:span><text:span text:style-name="T2">.</text:span></text:p>
            <text:p text:style-name="P3">The <text:span text:style-name="T6">key-</text:span><text:span text:style-name="T7">p</text:span><text:span text:style-name="T6">roperty</text:span> attribute will also disambiguate the Mapped field injection scenario from the service property Map field injection scenario.</text:p>
            <text:p text:style-name="P3"><text:span text:style-name="T8">Using the </text:span><text:span text:style-name="T7">key-property</text:span><text:span text:style-name="T8"> attribute on a field which is not of type </text:span><text:span text:style-name="T7">Map&lt;String, [serviceType|List&lt;serviceType&gt;]&gt;</text:span><text:span text:style-name="T8"> is an error.</text:span></text:p>
            <text:p text:style-name="P4">The implementation shall rely on the behavior already defined for <text:span text:style-name="T9">Map&lt;ServiceReference</text:span><text:span text:style-name="T10">&lt;?&gt;</text:span><text:span text:style-name="T9">, ?&gt;</text:span> while simply adding a <text:span text:style-name="T11">view</text:span> backed by <text:span text:style-name="T12">it</text:span>.</text:p>
            <text:p text:style-name="P5">The implementation must take into account the “service.ranking” property to order multiple services that may fall under the same key. In the case of a single valued service map the “best” service becomes the value. In a multi-valued service map the order is normal service ordering.</text:p>
            <text:p text:style-name="P6">One service might be associated with several different keys in the case of multi valued properties. <text:span text:style-name="T12">The size of the map does not necessarily reflect the number of matching services.</text:span></text:p>
            <text:p text:style-name="P7">Q: Should multiple cardinality be automatically implied?</text:p>
            <text:p text:style-name="P2">Examples:</text:p>
            <text:p text:style-name="P8"><text:s text:c="4"/>@Reference(</text:p>
            <text:p text:style-name="P9"><text:s text:c="8"/>key<text:span text:style-name="T13">P</text:span>roperty=”a.property”</text:p>
            <text:p text:style-name="P9"><text:s text:c="4"/>)</text:p>
            <text:p text:style-name="P8"><text:s text:c="4"/>Map&lt;String, SomeService&gt; someServiceMap;</text:p>
            <text:p text:style-name="P8"/>
            <text:p text:style-name="P8"><text:s text:c="4"/>@Reference(</text:p>
            <text:p text:style-name="P9"><text:s text:c="8"/>key<text:span text:style-name="T13">P</text:span>roperty=”a.property”</text:p>
            <text:p text:style-name="P9"><text:s text:c="4"/>)</text:p>
            <text:p text:style-name="P8"><text:s text:c="4"/>Map&lt;String, List&lt;SomeService&gt;&gt; someServiceMap;</text:p>
            <text:p text:style-name="P8"/>
            <text:p text:style-name="P2">In the first of the former example we are defining a single valued Map using the value of “<text:span text:style-name="T6">a.property</text:span>” property as the map's key. In the second we are creating a multi valued map using the same property value as key, but we request for a Map&lt;String, List&lt;SomeService&gt;&gt;.</text:p>
          </text:deletion>
          <text:insertion>
            <office:change-info office:chg-author="Raymond Augé" office:chg-date-time="2016-06-27T09:49:00"/>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2" draw:name="graphics3" text:anchor-type="paragraph" svg:width="7in" svg:height="3.1075in" draw:z-index="0"><draw:image xlink:href="Pictures/1000020100000427000001D858483800E19BA5DB.png" xlink:type="simple" xlink:show="embed" xlink:actuate="onLoad"/></draw:frame></text:p>
      <text:p text:style-name="P28"><text:user-defined style:data-style-name="N0" text:name="RFC Title">RFC 222: Declarative Services Updates</text:user-defined></text:p>
      <text:p text:style-name="P28"><text:span text:style-name="T17">Draft<text:line-break/><text:line-break/></text:span><text:span text:style-name="T17"><text:page-count style:num-format="1">15</text:page-count></text:span><text:span text:style-name="T17"> Pages</text:span></text:p>
      <text:p text:style-name="P20">Abstract</text:p>
      <text:p text:style-name="P21">Updates to Declarative Services for Release 7.</text:p>
      <text:p text:style-name="P13"/>
      <text:h text:style-name="P40" text:outline-level="1" text:restart-numbering="true" text:start-value="-1">Document Information</text:h>
      <text:h text:style-name="P41" text:outline-level="2">License</text:h>
      <text:p text:style-name="P15">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41"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16">This document can be downloaded from the OSGi Alliance design repository at </text:span><text:a xlink:type="simple" xlink:href="https://github.com/osgi/design" text:style-name="Internet_20_link" text:visited-style-name="Visited_20_Internet_20_Link"><text:span text:style-name="T16">https://github.com/osgi/design</text:span></text:a><text:span text:style-name="T16">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37">1 Introduction<text:tab/>5</text:p>
          <text:p text:style-name="P37">2 Application Domain<text:tab/>5</text:p>
          <text:p text:style-name="P37">3 Problem Description<text:tab/>5</text:p>
          <text:p text:style-name="P38">3.1 Component Factory Properties (Bug 2800)<text:tab/>5</text:p>
          <text:p text:style-name="P38">3.2 Component Reclamation (Bug 2801)<text:tab/>6</text:p>
          <text:p text:style-name="P38">3.3 Constructor Injection (Bug 2790, Public Bug 179)<text:tab/>6</text:p>
          <text:p text:style-name="P38">3.4 Mapped Field Injection (RFP 178)<text:tab/>6</text:p>
          <text:p text:style-name="P38">3.5 Field injection of component activation objects (Bug 2902)<text:tab/>7</text:p>
          <text:p text:style-name="P38">3.6 Logger Support<text:tab/>7</text:p>
          <text:p text:style-name="P37">4 Requirements<text:tab/>7</text:p>
          <text:p text:style-name="P37">5 Technical Solution<text:tab/>8</text:p>
          <text:p text:style-name="P38">5.1 Schema namespace update<text:tab/>8</text:p>
          <text:p text:style-name="P38">5.2 Component Factory Properties<text:tab/>8</text:p>
          <text:p text:style-name="P38">5.3 Component Reclamation<text:tab/>8</text:p>
          <text:p text:style-name="P38"><text:soft-page-break/>5.4 Constructor Injection<text:tab/>9</text:p>
          <text:p text:style-name="P38">5.5 Mapped Field Injection<text:tab/>9</text:p>
          <text:p text:style-name="P38">5.6 Field injection of component activation objects<text:tab/>9</text:p>
          <text:p text:style-name="P38">5.7 Logger Support<text:tab/>9</text:p>
          <text:p text:style-name="P37">6 Data Transfer Objects<text:tab/>10</text:p>
          <text:p text:style-name="P37">7 Javadoc<text:tab/>10</text:p>
          <text:p text:style-name="P37">8 Considered Alternatives<text:tab/>11</text:p>
          <text:p text:style-name="P38">8.1 Field injection of component activation objects<text:tab/>11</text:p>
          <text:p text:style-name="P38">8.2 Component Reclamation<text:tab/>11</text:p>
          <text:p text:style-name="P37">9 Security Considerations<text:tab/>12</text:p>
          <text:p text:style-name="P37">10 Document Support<text:tab/>12</text:p>
          <text:p text:style-name="P38">10.1 References<text:tab/>12</text:p>
          <text:p text:style-name="P38">10.2 Author’s Address<text:tab/>12</text:p>
          <text:p text:style-name="P38">10.3 Acronyms and Abbreviations<text:tab/>13</text:p>
          <text:p text:style-name="P38">10.4 End of Document<text:tab/>13</text:p>
        </text:index-body>
      </text:table-of-content>
      <text:p text:style-name="P13"/>
      <text:h text:style-name="P41"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19">Source code is shown in this typeface</text:span>.</text:p>
      <text:h text:style-name="P41"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23">Initial</text:p>
          </table:table-cell>
          <table:table-cell table:style-name="Table1.B2" office:value-type="date" office:date-value="2016-04-13">
            <text:p text:style-name="P22">04/13/2016</text:p>
          </table:table-cell>
          <table:table-cell table:style-name="Table1.C1" office:value-type="string">
            <text:p text:style-name="P22">Initial draft</text:p>
            <text:p text:style-name="P22">BJ Hargrave, IBM</text:p>
          </table:table-cell>
        </table:table-row>
        <table:table-row table:style-name="Table1.2">
          <table:table-cell table:style-name="Table1.A4" office:value-type="string">
            <text:p text:style-name="P23">2<text:span text:style-name="T23">nd</text:span> draft</text:p>
          </table:table-cell>
          <table:table-cell table:style-name="Table1.B3" office:value-type="date" office:date-value="2016-04-14">
            <text:p text:style-name="P22">04/14/2016</text:p>
          </table:table-cell>
          <table:table-cell table:style-name="Table1.C4" office:value-type="string">
            <text:p text:style-name="P22">Add design for component reclamation and field injection of component activation objects.</text:p>
            <text:p text:style-name="P22">BJ Hargrave IBM</text:p>
          </table:table-cell>
        </table:table-row>
        <table:table-row table:style-name="Table1.2">
          <table:table-cell table:style-name="Table1.A4" office:value-type="string">
            <text:p text:style-name="P23">3<text:span text:style-name="T23">rd</text:span> draft</text:p>
          </table:table-cell>
          <table:table-cell table:style-name="Table1.B3" office:value-type="date" office:date-value="2016-04-19">
            <text:p text:style-name="P22">04/19/2016</text:p>
          </table:table-cell>
          <table:table-cell table:style-name="Table1.C4" office:value-type="string">
            <text:p text:style-name="P22">After review at CPEG meeting. Updated design for component reclamation and field injection of component activation objects. Added use case for constructor injections. Added Logger support from RFC 219.</text:p>
            <text:p text:style-name="P22">BJ Hargrave, IBM</text:p>
          </table:table-cell>
        </table:table-row>
        <table:table-row table:style-name="Table1.2">
          <table:table-cell table:style-name="Table1.A5" office:value-type="string">
            <text:p text:style-name="P24"><text:change-start text:change-id="ct140295650963456"/>4<text:span text:style-name="T23">th</text:span> draft<text:change-end text:change-id="ct140295650963456"/></text:p>
          </table:table-cell>
          <table:table-cell table:style-name="Table1.B3" office:value-type="date" office:date-value="2016-06-27">
            <text:p text:style-name="P25">06/27/2016</text:p>
          </table:table-cell>
          <table:table-cell table:style-name="Table1.C5" office:value-type="string">
            <text:p text:style-name="P26">Add design for Mapped<text:change-start text:change-id="ct140295649839904"/> Field Injection based on RFP-178.</text:p>
            <text:p text:style-name="P26">Carlos Sierra, Liferay<text:change-end text:change-id="ct140295649839904"/><text:change-start text:change-id="ct140295650967536"/></text:p>
            <text:p text:style-name="P27">Raymond Aug<text:change-end text:change-id="ct140295650967536"/><text:change-start text:change-id="ct140295650967168"/>é, Liferay<text:change-end text:change-id="ct140295650967168"/></text:p>
          </table:table-cell>
        </table:table-row>
        <text:soft-page-break/>
        <table:table-row table:style-name="Table1.2">
          <table:table-cell table:style-name="Table1.A6" office:value-type="string">
            <text:p text:style-name="P67"><text:change-start text:change-id="ct140295749946784"/>5<text:span text:style-name="T23">th</text:span> draft<text:change-end text:change-id="ct140295749946784"/></text:p>
          </table:table-cell>
          <table:table-cell table:style-name="Table1.B6" office:value-type="string">
            <text:p text:style-name="P68"><text:change-start text:change-id="ct140295747076192"/>5 Sep 2016<text:change-end text:change-id="ct140295747076192"/></text:p>
          </table:table-cell>
          <table:table-cell table:style-name="Table1.C6" office:value-type="string">
            <text:p text:style-name="P68"><text:change-start text:change-id="ct140295748901248"/>Added initial proposal for constructor injection design. <text:span text:style-name="T55">Replaced the design for partitioned maps.</text:span></text:p>
            <text:p text:style-name="P68">BJ Hargrave, IBM<text:change-end text:change-id="ct140295748901248"/></text:p>
          </table:table-cell>
        </table:table-row>
      </table:table>
      <text:p text:style-name="P13"/>
      <text:h text:style-name="P39" text:outline-level="1">Introduction</text:h>
      <text:p text:style-name="P13">This RFC collects a numbers of requested enhancements to Declarative Services that were suggested after Release 6 design work was completed. </text:p>
      <text:h text:style-name="P39" text:outline-level="1">Application Domain</text:h>
      <text:p text:style-name="P13">Declarative Services (DS) was first released in 2005 as part of Release 4. From the Version 1.0 spec:</text:p>
      <text:p text:style-name="P31"><text:span text:style-name="T16">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20"> </text:span></text:p>
      <text:p text:style-name="P13">DS has proven a popular and useful way of developing for OSGi. There have been 3 updates to the spec resulting in the current Version 1.3 in Release 6.</text:p>
      <text:h text:style-name="P39" text:outline-level="1">Problem Description</text:h>
      <text:h text:style-name="Heading_20_2" text:outline-level="2">Component Factory Properties (Bug 2800)</text:h>
      <text:p text:style-name="P13">Currently factory components can only have 2 service properties, component.name and component.factory. See 112.2.4 Factory Component.</text:p>
      <text:p text:style-name="P13"><text:soft-page-break/>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13">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13">There are at least two consequences of the lazy behavior:</text:p>
      <text:list xml:id="list7160132248673238749" text:style-name="L1">
        <text:list-item>
          <text:p text:style-name="P44">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44">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13">For use case like the above mentioned, immediate works but comes with the penalty that the service is activated as soon as possible, even if it is not used. For example, if there is no EventAdmin the EventHandler is activated nevertheless.</text:p>
      <text:p text:style-name="P13">Therefore it would be nice to have an option in between immediate and lazy: the service is activated like it is lazy but deactivated like it is immediate.</text:p>
      <text:h text:style-name="Heading_20_2" text:outline-level="2">Constructor Injection (Bug 2790, Public Bug 179)</text:h>
      <text:p text:style-name="P13">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13">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RFP 178)</text:h>
      <text:p text:style-name="P11">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11">For example using the good old method injection:</text:p>
      <text:p text:style-name="P33"><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text:soft-page-break/></text:p>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34"><text:s text:c="5"/>}</text:p>
      <text:p text:style-name="P11">However, this is currently not possible using field injection.</text:p>
      <text:p text:style-name="P2">This approach also does not take into account the arrival and leaving time of the services and the ordering based on service ranking. In the event that two services with the same key arrive and one of them leaves, complex logic is required.</text:p>
      <text:h text:style-name="Heading_20_2" text:outline-level="2">Field injection of component activation objects (Bug 2902)</text:h>
      <text:p text:style-name="P13">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13">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16">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39"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Body">DS-1000 – All solutions must provide a way to utilize them via Annotations as well as via the component description xml.</text:p>
      <text:p text:style-name="P13"/>
      <text:h text:style-name="P39" text:outline-level="1"><text:soft-page-break/>Technical Solution</text:h>
      <text:h text:style-name="Heading_20_2" text:outline-level="2">Schema namespace update</text:h>
      <text:p text:style-name="Body">The XML schema namespace is updated to <text:span text:style-name="T14">http://www.osgi.org/xmlns/scr/v1.4.0</text:span> for the new features being added below.</text:p>
      <text:h text:style-name="Heading_20_2" text:outline-level="2">Component Factory Properties</text:h>
      <text:p text:style-name="P13">TBD</text:p>
      <text:h text:style-name="Heading_20_2" text:outline-level="2">Component Reclamation</text:h>
      <text:p text:style-name="P13">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13">Section 112.5.4 Delayed Component is updated to replace:</text:p>
      <text:p text:style-name="P32">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13">with</text:p>
      <text:p text:style-name="P32">If the service has the <text:span text:style-name="T14">scope</text:span> attribute set to <text:span text:style-name="T14">prototype</text:span>, SCR must deactivate a component configuration when it stops being used as a service object since the component configuration must not be reused as a service object. If the service has the <text:span text:style-name="T14">scope</text:span> attribute set to <text:span text:style-name="T14">singleton</text:span> or <text:span text:style-name="T14">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13"/>
      <text:h text:style-name="Heading_20_2" text:outline-level="2">Constructor Injection</text:h>
      <text:p text:style-name="P13"><text:change-start text:change-id="ct140295719923216"/><text:span text:style-name="T47">The spec is</text:span><text:change-end text:change-id="ct140295719923216"/><text:change-start text:change-id="ct140295701349856"/><text:span text:style-name="T47"> updated to allow a constructor as an a</text:span><text:change-end text:change-id="ct140295701349856"/><text:change-start text:change-id="ct140295720398192"/><text:span text:style-name="T47">ctivate method. By specifying the activate method name as “&lt;init&gt;”, SCR must use a constructor declared on the implementation class as the activate method.</text:span></text:p>
      <text:p text:style-name="P47"><text:change-end text:change-id="ct140295720398192"/><text:change-start text:change-id="ct140295720030864"/>The spec is further updated to allow activate method parameters to be referenced services. Thus referenced services can be injected into the activate method, and since the activate method <text:change-end text:change-id="ct140295720030864"/><text:change-start text:change-id="ct140295724932288"/>can now be a constructor, referenced services can be injected into a constructor. &lt;reference&gt; elements will use the new <text:change-end text:change-id="ct140295724932288"/><text:change-start text:change-id="ct140295728663744"/>“parameter” attribute to denote the reference is to an activate method parameter. The value of the attribute is the <text:span text:style-name="T48">zero-based</text:span> position of the parameter in the method declaration. <text:change-end text:change-id="ct140295728663744"/><text:change-start text:change-id="ct140295731378000"/>Activate method parameters which do not have a corresponding &lt;reference&gt; element are normal activate method arguments.<text:change-end text:change-id="ct140295731378000"/><text:change-start text:change-id="ct140295756334048"/> <text:span text:style-name="T50">The rules for locating the activate method will be am</text:span><text:change-end text:change-id="ct140295756334048"/><text:change-start text:change-id="ct140295758499632"/><text:span text:style-name="T50">ended to include &lt;reference&gt; elements using the parameter attribute.</text:span><text:change-end text:change-id="ct140295758499632"/><text:change-start text:change-id="ct140295736202304"/></text:p>
      <text:p text:style-name="P47">&lt;reference&gt; elements with the parameter attribute must have policy=STATIC since the activate method is only called once per component instance activation.</text:p>
      <text:p text:style-name="P48"><text:change-end text:change-id="ct140295736202304"/><text:change-start text:change-id="ct140295738543824"/>See the following example code<text:change-end text:change-id="ct140295738543824"/><text:change-start text:change-id="ct140295742187696"/> which uses annotations to declare a constructor as the activate method with references services as arguments.<text:change-end text:change-id="ct140295742187696"/><text:change-start text:change-id="ct140295649499344"/></text:p>
      <text:p text:style-name="Standard"><text:change-end text:change-id="ct140295649499344"/><text:change-start text:change-id="ct140295700471056"/><text:soft-page-break/><text:span text:style-name="T35"/></text:p>
      <text:p text:style-name="P65"><text:span text:style-name="T39">@Component</text:span></text:p>
      <text:p text:style-name="P65"><text:span text:style-name="T41">public</text:span><text:span text:style-name="T34"> </text:span><text:span text:style-name="T41">class</text:span><text:span text:style-name="T34"> ConstructorInjection {</text:span></text:p>
      <text:p text:style-name="P65"><text:span text:style-name="T34"><text:tab/></text:span><text:span text:style-name="T41">@interface</text:span><text:span text:style-name="T34"> </text:span><text:span text:style-name="T39">Config</text:span><text:span text:style-name="T34"> {</text:span></text:p>
      <text:p text:style-name="P65"><text:span text:style-name="T34"><text:tab/><text:tab/></text:span><text:span text:style-name="T41">int</text:span><text:span text:style-name="T34"> port() </text:span><text:span text:style-name="T41">default</text:span><text:span text:style-name="T34"> 80;</text:span></text:p>
      <text:p text:style-name="P65"><text:span text:style-name="T34"><text:tab/>}</text:span></text:p>
      <text:p text:style-name="P66"/>
      <text:p text:style-name="P65"><text:span text:style-name="T34"><text:tab/></text:span><text:span text:style-name="T41">private</text:span><text:span text:style-name="T34"> </text:span><text:span text:style-name="T41">final</text:span><text:span text:style-name="T34"> LogService<text:tab/><text:tab/></text:span><text:span text:style-name="T42">log</text:span><text:span text:style-name="T34">;</text:span></text:p>
      <text:p text:style-name="P65"><text:span text:style-name="T34"><text:tab/></text:span><text:span text:style-name="T41">private</text:span><text:span text:style-name="T34"> </text:span><text:span text:style-name="T41">final</text:span><text:span text:style-name="T34"> </text:span><text:span text:style-name="T39">Config</text:span><text:span text:style-name="T34"><text:tab/><text:tab/><text:tab/></text:span><text:span text:style-name="T42">config</text:span><text:span text:style-name="T34">;</text:span></text:p>
      <text:p text:style-name="P65"><text:span text:style-name="T34"><text:tab/></text:span><text:span text:style-name="T41">private</text:span><text:span text:style-name="T34"> </text:span><text:span text:style-name="T41">final</text:span><text:span text:style-name="T34"> ComponentContext<text:tab/></text:span><text:span text:style-name="T42">cc</text:span><text:span text:style-name="T34">;</text:span></text:p>
      <text:p text:style-name="P65"><text:span text:style-name="T34"><text:tab/></text:span><text:span text:style-name="T41">private</text:span><text:span text:style-name="T34"> </text:span><text:span text:style-name="T41">final</text:span><text:span text:style-name="T34"> List&lt;EventListener&gt;<text:tab/></text:span><text:span text:style-name="T42">listeners</text:span><text:span text:style-name="T34">;</text:span></text:p>
      <text:p text:style-name="P66"/>
      <text:p text:style-name="P65"><text:span text:style-name="T34"><text:tab/></text:span><text:span text:style-name="T35">// Update @Activate so it can be applied to a CONSTRUCTOR</text:span></text:p>
      <text:p text:style-name="P65"><text:span text:style-name="T34"><text:tab/></text:span><text:span text:style-name="T35">// Only one method or constructor can be marked @Activate</text:span></text:p>
      <text:p text:style-name="P65"><text:span text:style-name="T34"><text:tab/></text:span><text:span text:style-name="T35">// Allow activation methods to have @Reference annotated parameters too</text:span></text:p>
      <text:p text:style-name="P65"><text:span text:style-name="T34"><text:tab/></text:span><text:span text:style-name="T35">/*</text:span></text:p>
      <text:p text:style-name="P65"><text:span text:style-name="T35"><text:tab/> * &lt;scr:component xmlns:scr="http://www.osgi.org/xmlns/scr/v1.</text:span><text:span text:style-name="T37">4</text:span><text:span text:style-name="T35">.0"</text:span></text:p>
      <text:p text:style-name="P65"><text:span text:style-name="T35"><text:tab/> * name="testConstructorInjection" activate="</text:span><text:span text:style-name="T38">&lt;init&gt;</text:span><text:span text:style-name="T35">"</text:span></text:p>
      <text:p text:style-name="P65"><text:span text:style-name="T35"><text:tab/> * deactivate="deactivate"&gt;</text:span></text:p>
      <text:p text:style-name="P65"><text:span text:style-name="T35"><text:tab/> */</text:span></text:p>
      <text:p text:style-name="P65"><text:span text:style-name="T34"><text:tab/></text:span><text:span text:style-name="T39">@Activate</text:span></text:p>
      <text:p text:style-name="P65"><text:span text:style-name="T34"><text:tab/></text:span><text:span text:style-name="T41">public</text:span><text:span text:style-name="T34"> ConstructorInjection( </text:span><text:span text:style-name="T35">//</text:span></text:p>
      <text:p text:style-name="P65"><text:span text:style-name="T34"><text:tab/><text:tab/><text:tab/></text:span><text:span text:style-name="T35">// Update @Reference so it can be applied to a PARAMETER;</text:span></text:p>
      <text:p text:style-name="P65"><text:span text:style-name="T34"><text:tab/><text:tab/><text:tab/></text:span><text:span text:style-name="T35">// policy=STATIC</text:span></text:p>
      <text:p text:style-name="P65"><text:span text:style-name="T34"><text:tab/><text:tab/><text:tab/></text:span><text:span text:style-name="T35">/*</text:span></text:p>
      <text:p text:style-name="P65"><text:span text:style-name="T35"><text:tab/><text:tab/><text:tab/> * &lt;reference name="log" interface="org.osgi.service.log.LogService"</text:span></text:p>
      <text:p text:style-name="P65"><text:span text:style-name="T35"><text:tab/><text:tab/><text:tab/> * parameter=</text:span><text:span text:style-name="T36">0</text:span><text:span text:style-name="T35">/&gt;</text:span></text:p>
      <text:p text:style-name="P65"><text:span text:style-name="T35"><text:tab/><text:tab/><text:tab/> */</text:span></text:p>
      <text:p text:style-name="P65"><text:span text:style-name="T34"><text:tab/><text:tab/><text:tab/></text:span><text:span text:style-name="T39">@Reference</text:span><text:span text:style-name="T34"> LogService </text:span><text:span text:style-name="T45">log</text:span><text:span text:style-name="T34">, </text:span><text:span text:style-name="T35">//</text:span></text:p>
      <text:p text:style-name="P66"/>
      <text:p text:style-name="P65"><text:span text:style-name="T34"><text:tab/><text:tab/><text:tab/></text:span><text:span text:style-name="T35">// Non-@Reference annotated parameters are activate method </text:span><text:span text:style-name="T38">args</text:span></text:p>
      <text:p text:style-name="P65"><text:span text:style-name="T34"><text:tab/><text:tab/><text:tab/></text:span><text:span text:style-name="T39">Config</text:span><text:span text:style-name="T34"> </text:span><text:span text:style-name="T45">config</text:span><text:span text:style-name="T34">, </text:span><text:span text:style-name="T35">//</text:span></text:p>
      <text:p text:style-name="P65"><text:span text:style-name="T34"><text:tab/><text:tab/><text:tab/>ComponentContext </text:span><text:span text:style-name="T45">cc</text:span><text:span text:style-name="T34">, </text:span><text:span text:style-name="T35">//</text:span></text:p>
      <text:p text:style-name="P66"/>
      <text:p text:style-name="P65"><text:span text:style-name="T34"><text:tab/><text:tab/><text:tab/></text:span><text:span text:style-name="T35">/*</text:span></text:p>
      <text:p text:style-name="P65"><text:span text:style-name="T35"><text:tab/><text:tab/><text:tab/> * &lt;reference name="listeners" cardinality="0..n"</text:span></text:p>
      <text:p text:style-name="P65"><text:span text:style-name="T35"><text:tab/><text:tab/><text:tab/> * interface="java.util.EventListener" parameter=</text:span><text:span text:style-name="T36">3</text:span></text:p>
      <text:p text:style-name="P65"><text:span text:style-name="T35"><text:tab/><text:tab/><text:tab/> * field-collection-type="service"/&gt;</text:span></text:p>
      <text:p text:style-name="P65"><text:span text:style-name="T35"><text:tab/><text:tab/><text:tab/> */</text:span></text:p>
      <text:p text:style-name="P65"><text:span text:style-name="T34"><text:tab/><text:tab/><text:tab/></text:span><text:span text:style-name="T39">@Reference</text:span><text:span text:style-name="T34"> List&lt;EventListener&gt; </text:span><text:span text:style-name="T45">listeners</text:span><text:span text:style-name="T34"> </text:span><text:span text:style-name="T35">//</text:span></text:p>
      <text:p text:style-name="P65"><text:soft-page-break/><text:span text:style-name="T34"><text:tab/>) {</text:span></text:p>
      <text:p text:style-name="P65"><text:span text:style-name="T34"><text:tab/><text:tab/></text:span><text:span text:style-name="T41">this</text:span><text:span text:style-name="T34">.</text:span><text:span text:style-name="T43">log</text:span><text:span text:style-name="T34"> = </text:span><text:span text:style-name="T45">log</text:span><text:span text:style-name="T34">;</text:span></text:p>
      <text:p text:style-name="P65"><text:span text:style-name="T34"><text:tab/><text:tab/></text:span><text:span text:style-name="T41">this</text:span><text:span text:style-name="T34">.</text:span><text:span text:style-name="T43">config</text:span><text:span text:style-name="T34"> = </text:span><text:span text:style-name="T45">config</text:span><text:span text:style-name="T34">;</text:span></text:p>
      <text:p text:style-name="P65"><text:span text:style-name="T34"><text:tab/><text:tab/></text:span><text:span text:style-name="T41">this</text:span><text:span text:style-name="T34">.</text:span><text:span text:style-name="T43">cc</text:span><text:span text:style-name="T34"> = </text:span><text:span text:style-name="T45">cc</text:span><text:span text:style-name="T34">;</text:span></text:p>
      <text:p text:style-name="P65"><text:span text:style-name="T34"><text:tab/><text:tab/></text:span><text:span text:style-name="T41">this</text:span><text:span text:style-name="T34">.</text:span><text:span text:style-name="T43">listeners</text:span><text:span text:style-name="T34"> = </text:span><text:span text:style-name="T45">listeners</text:span><text:span text:style-name="T34">;</text:span></text:p>
      <text:p text:style-name="P65"><text:span text:style-name="T34"><text:tab/><text:tab/>System.</text:span><text:span text:style-name="T44">out</text:span><text:span text:style-name="T34">.println(</text:span><text:span text:style-name="T40">"Hello World!"</text:span><text:span text:style-name="T34">);</text:span></text:p>
      <text:p text:style-name="P65"><text:span text:style-name="T34"><text:tab/>}</text:span></text:p>
      <text:p text:style-name="P66"/>
      <text:p text:style-name="P65"><text:span text:style-name="T34"><text:tab/></text:span><text:span text:style-name="T46">/**</text:span></text:p>
      <text:p text:style-name="P65"><text:span text:style-name="T46"><text:tab/> */</text:span></text:p>
      <text:p text:style-name="P65"><text:span text:style-name="T34"><text:tab/></text:span><text:span text:style-name="T39">@Deactivate</text:span></text:p>
      <text:p text:style-name="P65"><text:span text:style-name="T34"><text:tab/></text:span><text:span text:style-name="T41">private</text:span><text:span text:style-name="T34"> </text:span><text:span text:style-name="T41">void</text:span><text:span text:style-name="T34"> deactivate() {</text:span></text:p>
      <text:p text:style-name="P65"><text:span text:style-name="T34"><text:tab/><text:tab/>System.</text:span><text:span text:style-name="T44">out</text:span><text:span text:style-name="T34">.println(</text:span><text:span text:style-name="T40">"Goodbye World!"</text:span><text:span text:style-name="T34">);</text:span></text:p>
      <text:p text:style-name="P65"><text:span text:style-name="T34"><text:tab/>}</text:span></text:p>
      <text:p text:style-name="P65"><text:span text:style-name="T34">}</text:span></text:p>
      <text:p text:style-name="P63"><text:change-end text:change-id="ct140295700471056"/></text:p>
      <text:h text:style-name="P1" text:outline-level="2"><text:change-start text:change-id="ct140295817089648"/><text:span text:style-name="T1">Partitioned Map Field Type</text:span><text:change-end text:change-id="ct140295817089648"/><text:change text:change-id="ct140295753250144"/><text:change-start text:change-id="ct140295753240096"/></text:h>
      <text:p text:style-name="P55">A new field type is introduced called a part<text:change-end text:change-id="ct140295753240096"/><text:change-start text:change-id="ct140295761971984"/>itioned map. The type of this field must be one of </text:p>
      <text:list xml:id="list5943203343075112438" text:style-name="L5">
        <text:list-item>
          <text:p text:style-name="P56">Map&lt;K,V&gt;</text:p>
        </text:list-item>
        <text:list-item>
          <text:p text:style-name="P56">A sub<text:change-end text:change-id="ct140295761971984"/><text:change-start text:change-id="ct140295766697616"/>type of Map&lt;K,V&gt;</text:p>
        </text:list-item>
      </text:list>
      <text:p text:style-name="P55">V can be S or List&lt;S&gt; where S is one of the types supported by the field-collection-type attribute. The former is a single-valued map while the latter is a multi-valued map or multimap. <text:span text:style-name="T52">If</text:span> a subtype of Map is used, a subtype of List can also be used for a multimap <text:span text:style-name="T52">and the policy must be dynamic and the field-option must be update.</text:span></text:p>
      <text:p text:style-name="P59"><text:span text:style-name="T54">Partitioned maps must use multiple cardinality</text:span> like Collection and List <text:span text:style-name="T54">field types.</text:span> @Reference defaults are the same as Collection and List.</text:p>
      <text:p text:style-name="P57">When using a partitioned map, the partition-key attribute (@Reference.partitionKey) must be specified. The value of this attribute is the name of the service property which will be used to partition the <text:span text:style-name="T55">bound </text:span>services into the map. If a target service does not specify a service property with the partition-key name or if the value of that service property cannot be coerced to the type <text:span text:style-name="T53">K</text:span>, then the target service will not be bound to this reference.</text:p>
      <text:p text:style-name="P58">For a single-valued map, <text:span text:style-name="T53">for each unique value of the service property, </text:span>the highest ranked target service <text:span text:style-name="T53">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61">If the service property has multiple values, that is, the value is an array or collection, then, for each unique value, the service must be placed into the partitions for which a value can be coerced to type K.</text:p>
      <text:p text:style-name="P60">If field-option=update is used <text:span text:style-name="T55">with a multimap</text:span>, then SCR does not manage the <text:span text:style-name="T55">L</text:span>ist in the multimap and will not provide any sorting for the list.</text:p>
      <text:p text:style-name="P55"><text:change-end text:change-id="ct140295766697616"/></text:p>
      <text:p text:style-name="P2"><text:change text:change-id="ct140295650006976"/></text:p>
      <text:h text:style-name="Heading_20_2" text:outline-level="2"><text:soft-page-break/>Field injection of component activation objects</text:h>
      <text:p text:style-name="P13">A new <text:span text:style-name="T14">activation-fields</text:span> attribute is defined for the <text:span text:style-name="T14">&lt;component&gt;</text:span> element which names the instance fields in the component implementation class which are to be injected with component activation objects. This attribute must contain a whitespace separated list of field names. </text:p>
      <text:p text:style-name="P13">An activation field must be one of the following types:</text:p>
      <text:list xml:id="list6612529448470939093" text:style-name="L2">
        <text:list-item>
          <text:p text:style-name="P45"><text:span text:style-name="T14">ComponentContext</text:span> - The field will be set to the Component Context for the component configuration.</text:p>
        </text:list-item>
        <text:list-item>
          <text:p text:style-name="P45"><text:span text:style-name="T14">BundleContext</text:span> - The field will be set the Bundle Context of the component's bundle.</text:p>
        </text:list-item>
        <text:list-item>
          <text:p text:style-name="P45"><text:span text:style-name="T14">Map</text:span> - The field will be set with an unmodifiable Map containing the component properties.</text:p>
        </text:list-item>
        <text:list-item>
          <text:p text:style-name="P45">A component property type - The field will be set with an instance of the component property type which allows type safe access to component properties defined by the component property type.</text:p>
        </text:list-item>
      </text:list>
      <text:p text:style-name="P13">Only non-final instance fields of the field types above are supported. If an activation field is declared with the <text:span text:style-name="T14">static</text:span> modifier, the <text:span text:style-name="T14">final</text:span> modifier, or has a type other than one of the above, SCR must log an error message with the Log Service, if present, and the field must not be modified.</text:p>
      <text:p text:style-name="P13">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11">happens-before</text:span> relationship between the fields being set and any method being called on the fully constructed component instance.</text:p>
      <text:p text:style-name="P13"><text:soft-page-break/>A modified method must be specified if the component requires notification of component property modification. A deactivate method must be specified if the component requires notification of deactivation.</text:p>
      <text:p text:style-name="P13">Fields can be declared private in the component class but are only looked up in the inheritance chain when they are protected, public, or have default access.</text:p>
      <text:p text:style-name="P13">The <text:span text:style-name="T14">Activate</text:span> annotation is modified to allow it to be applied to fields. Applying the <text:span text:style-name="T14">Activate</text:span> annotation to a field will add that field to the <text:span text:style-name="T14">activation-field</text:span> attribute of the <text:span text:style-name="T14">&lt;component&gt;</text:span> element. Multiple fields can be annotated with <text:span text:style-name="T14">Activate</text:span> as well as an activate method.</text:p>
      <text:h text:style-name="Heading_20_2" text:outline-level="2">Logger Support</text:h>
      <text:p text:style-name="Body">DS must add special support for injecting <text:span text:style-name="T14">Logger</text:span> and <text:span text:style-name="T14">FormatterLogger</text:span> objects even though they themselves are not services. When a component references the <text:span text:style-name="T14">Logger</text:span> or <text:span text:style-name="T14">FormatterLogger</text:span> types, SCR must get first get the <text:span text:style-name="T14">LoggerFactory</text:span> service matching the reference and then call the <text:span text:style-name="T14">getLogger(String, Class)</text:span> <text:s/>method passing the component implementation class name as the first argument and the <text:span text:style-name="T14">Logger</text:span> type as the second argument. The returned <text:span text:style-name="T14">Logger</text:span> object is then injected for the reference, rather than the <text:span text:style-name="T14">LoggerFactory</text:span> service used to create the Logger.</text:p>
      <text:p text:style-name="Body">A DS example using Logger:</text:p>
      <text:p text:style-name="P36">@Component</text:p>
      <text:p text:style-name="P36">public class MyComponent {</text:p>
      <text:p text:style-name="P36"><text:s text:c="2"/>@Reference</text:p>
      <text:p text:style-name="P36"><text:s text:c="2"/>private Logger logger;</text:p>
      <text:p text:style-name="P36"><text:s text:c="2"/>@Activate</text:p>
      <text:p text:style-name="P36"><text:s text:c="2"/>void activate(ComponentContext context) {</text:p>
      <text:p text:style-name="P36"><text:s text:c="4"/>logger.trace(“activating component id {}”,</text:p>
      <text:p text:style-name="P36"><text:s text:c="6"/>context.getProperties().get(“component.id”));</text:p>
      <text:p text:style-name="P36"><text:s text:c="2"/>}</text:p>
      <text:p text:style-name="P35">}</text:p>
      <text:h text:style-name="P39" text:outline-level="1">Data Transfer Objects</text:h>
      <text:p text:style-name="P16">RFC 185 defines Data Transfer Objects as a generic means for management solutions to interact with runtime entities in an OSGi Framework. DTOs provides a common, easily serializable representation of the technology.</text:p>
      <text:p text:style-name="P16">For all new functionality added to the OSGi Framework the question should be asked: would this feature benefit from a DTO? The expectation is that in most cases it would.</text:p>
      <text:p text:style-name="P16">The DTOs for the design in this RFC should be described here and if there are no DTOs being defined an explanation should be given explaining why this is not applicable in this case.</text:p>
      <text:p text:style-name="P16">This section is optional and could also be provided in a separate RFC.</text:p>
      <text:h text:style-name="P39" text:outline-level="1"><text:soft-page-break/>Javadoc</text:h>
      <text:p text:style-name="P17"><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6">https://www.osgi.org/members/RFC/Javadoc</text:span></text:a><text:span text:style-name="T18"> </text:span></text:p>
      <text:h text:style-name="P39" text:outline-level="1">Considered Alternatives</text:h>
      <text:p text:style-name="P13"/>
      <text:h text:style-name="Heading_20_2" text:outline-level="2">Field injection of component activation objects</text:h>
      <text:p text:style-name="P13">Activation fields are only set at component activation. They cannot be modified after that for the modified or deactivate life cycle events because of atomicity issues. The following was deleted:</text:p>
      <text:list xml:id="list5556099710809088827" text:style-name="L3">
        <text:list-item>
          <text:p text:style-name="P46">modification - For fields of type <text:span text:style-name="T14">Map</text:span> and component property types which are declared with the <text:span text:style-name="T14">volatile</text:span> modifier, the field is set to the modified component properties before the modified method, if specified, is called. If the field is not declared with the <text:span text:style-name="T14">volatile</text:span> modifier, it is not modified. The field is only modified if declared with the <text:span text:style-name="T14">volatile</text:span> modifier so that field value changes made by SCR are visible to other threads.<text:line-break/>If the component does not specify a modified method or an activation field of type <text:span text:style-name="T14">Map</text:span> or a component property type which is declared <text:span text:style-name="T14">volatile</text:span>, then the component configuration will become unsatisfied if its component properties are modified since there is no way for SCR to provide the modified component properties to the component instance.</text:p>
        </text:list-item>
        <text:list-item>
          <text:p text:style-name="P46">deactivation - For fields which are declared with the <text:span text:style-name="T14">volatile</text:span> modifier, the field is set to <text:span text:style-name="T14">null</text:span> after the deactivate method, if specified, completes. If the field is not declared with the <text:span text:style-name="T14">volatile</text:span> modifier, it is not modified. The field is only modified if declared with the <text:span text:style-name="T14">volatile</text:span> modifier so that field value changes made by SCR are visible to other threads.</text:p>
        </text:list-item>
      </text:list>
      <text:h text:style-name="Heading_20_2" text:outline-level="2">Component Reclamation</text:h>
      <text:p text:style-name="P13">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13">A new <text:span text:style-name="T14">activation-policy</text:span> attribute is defined for the <text:span text:style-name="T14">&lt;component&gt;</text:span> element. This attribute defines the policy for activating and deactivating the component.The <text:s/><text:span text:style-name="T14">activation-policy</text:span> attribute replaces the <text:span text:style-name="T14">immediate</text:span> attribute which is removed from the schema.</text:p>
      <text:p text:style-name="P13">The <text:span text:style-name="T14">activation-policy</text:span> attribute can have one of the following values: </text:p>
      <text:list xml:id="list7929936290314501844" text:style-name="L4">
        <text:list-item>
          <text:p text:style-name="P49"><text:span text:style-name="T14">immediate</text:span> – The component instance must be activated as soon as the component configuration is satisfied. The component instance must remain activated until the component configuration becomes <text:soft-page-break/>unsatisfied when the component instance must be deactivated. This is the replacement for <text:span text:style-name="T14">immediate=true</text:span>.</text:p>
        </text:list-item>
        <text:list-item>
          <text:p text:style-name="P49"><text:span text:style-name="T15">ondemand</text:span><text:span text:style-name="T16">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15">immediate=false</text:span><text:span text:style-name="T16">.</text:span></text:p>
        </text:list-item>
        <text:list-item>
          <text:p text:style-name="P49"><text:span text:style-name="T15">delayed</text:span><text:span text:style-name="T16">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13">The default policy is <text:span text:style-name="T14">immediate</text:span> if the component is not a factory component and does not specify a service. Otherwise the default policy is <text:span text:style-name="T14">ondemand</text:span>.</text:p>
      <text:p text:style-name="P13">Both the <text:span text:style-name="T14">ondemand</text:span> and <text:span text:style-name="T14">delayed</text:span> policies delay activation of component instances until they are actually needed but the <text:span text:style-name="T14">delayed</text:span> policy will keep the component instance activated until it becomes unsatisfied while the <text:span text:style-name="T14">ondemand</text:span> policy will allow SCR to deactivate component instances which are not in use as services.</text:p>
      <text:p text:style-name="P13">The <text:span text:style-name="T14">Component</text:span> annotation is updated to add a new <text:span text:style-name="T14">activationPolicy</text:span> element of type <text:span text:style-name="T14">ActivationPolicy</text:span> which is an enum having the values: <text:span text:style-name="T14">IMMEDIATE</text:span>, <text:span text:style-name="T14">ONDEMAND</text:span>, and <text:span text:style-name="T14">DELAYED</text:span>. The <text:span text:style-name="T14">immediate</text:span> element of the <text:span text:style-name="T14">Component</text:span> annotation is deprecated. If the <text:span text:style-name="T14">activationPolicy</text:span> element is specified, then the <text:span text:style-name="T14">immediate</text:span> element is ignored.</text:p>
      <text:h text:style-name="P39" text:outline-level="1">Security Considerations</text:h>
      <text:p text:style-name="P14">Description of all known vulnerabilities this may either introduce or address as well as scenarios of how the weaknesses could be circumvented.</text:p>
      <text:h text:style-name="P39" text:outline-level="1">Document Support</text:h>
      <text:h text:style-name="P41" text:outline-level="2">References</text:h>
      <text:list xml:id="list6799783451347068578"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
      <text:h text:style-name="P41" text:outline-level="2"><text:soft-page-break/>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19">Name</text:p>
          </table:table-cell>
          <table:table-cell table:style-name="Table2.B1" office:value-type="string">
            <text:p text:style-name="P19">BJ Hargrave</text:p>
          </table:table-cell>
        </table:table-row>
        <table:table-row table:style-name="Table2.1">
          <table:table-cell table:style-name="Table2.A1" office:value-type="string">
            <text:p text:style-name="P19">Company</text:p>
          </table:table-cell>
          <table:table-cell table:style-name="Table2.B1" office:value-type="string">
            <text:p text:style-name="P19">IBM</text:p>
          </table:table-cell>
        </table:table-row>
      </table:table>
      <text:p text:style-name="P13"/>
      <text:h text:style-name="P41" text:outline-level="2">Acronyms and Abbreviations</text:h>
      <text:p text:style-name="P13">DS – Declarative Services</text:p>
      <text:p text:style-name="P13">SCR – Service Component Runtime</text:p>
      <text:h text:style-name="P41"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58483800E19BA5DB.png" xlink:type="simple" xlink:show="embed" xlink:actuate="onLoad"/></draw:frame><text:tab/><text:user-defined style:data-style-name="N0" text:name="RFC Title">RFC 222: Declarative Services Updates</text:user-defined><text:tab/>Page <text:page-number text:select-page="current">9</text:page-number> of <text:page-count style:num-format="1">15</text:page-count></text:p>
        <text:p text:style-name="Header"/>
        <text:p text:style-name="Header"><text:tab/>Draft<text:tab/> <text:modification-date style:data-style-name="N76">September 5,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4-12T16:25:37</meta:creation-date>
    <meta:editing-cycles>56</meta:editing-cycles>
    <meta:editing-duration>P2DT5H1M49S</meta:editing-duration>
    <meta:initial-creator>BJ Hargrave</meta:initial-creator>
    <dc:date>2016-09-05T18:54:44.945310000</dc:date>
    <dc:creator>BJ Hargrave</dc:creator>
    <meta:document-statistic meta:table-count="2" meta:image-count="2" meta:object-count="0" meta:page-count="15" meta:paragraph-count="277" meta:word-count="4685" meta:character-count="30440" meta:non-whitespace-character-count="25849"/>
    <meta:user-defined meta:name="Info"/>
    <meta:user-defined meta:name="Info 3"/>
    <meta:user-defined meta:name="Info 4"/>
    <meta:user-defined meta:name="RFC Title">RFC 222: Declarative Services Updates</meta:user-defined>
  </office:meta>
</office:document-meta>
</file>